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encoding we attempted and the programs we wrote can be found on <text:a xlink:type="simple" xlink:href="https://github.com/tei-cmc-experiment/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and the example, while helpful for modeling the use of <text:span text:style-name="teiCode">&lt;correspAction&gt;</text:span> to indicate who sends and who receives,
      does not attempt to address the larger context of LISTSERV
      handling which we attempt to model in this section.<text:span text:style-name="T1"><text:note text:id="body.ftn17" text:note-class="footnote"><text:note-citation>17</text:note-citation><text:note-body><text:p text:style-name="teiFootnote"><text:span text:style-name="footnote_20_reference"/>. Stadler et. al. (2016–2017)
        include discussion of the possibilities for encoding email in their article about applications for <text:span text:style-name="teiCode">&lt;correspDesc&gt;</text:span>. However, Beißwenger et. al. (2012) did not
      include email in their proposed schema for representing computer-mediated communication, though they suggest that it
      could potentially be encoded as such. At the time of this writing, the CMC chapter of the TEI Guidelines
      does not model email correspondence.</text:p></text:note-body></text:note></text:spa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8" text:note-class="footnote"><text:note-citation>18</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t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9" text:note-class="footnote"><text:note-citation>19</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s that we moved the
	   information about the sender of the message to the <text:span text:style-name="teiCode">&lt;post&gt;</text:span> element where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20" text:note-class="footnote"><text:note-citation>20</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1" text:note-class="footnote"><text:note-citation>21</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subscription list.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style-name="teiBiblioEntry">
         Stadler, Peter; Illetschko, Marcel; Seifert, Sabine, “Towards a Model for 
           Encoding Correspondence in the TEI: Developing and Implementing &lt;correspDesc&gt;,”
         <text:span text:style-name="teiItalics">Journal of the Text Encoding Initiative</text:span>, Issue 9 (September 2016–December 2017)
         <text:a xlink:type="simple" xlink:href="https://doi.org/10.4000/jtei.1433">https://doi.org/10.4000/jtei.1433</text:a>.
       </text:p>
      <text:p text:style-name="teiBiblioEntry">
         Beißwenger, Michael; Ermakova, Maria; Geyken, Alexander; Lemnitzer, Lothar; Storrer, Angelika, 
         “A TEI Schema for the Representation of Computer-mediated Communication,”
         <text:span text:style-name="teiItalics">Journal of the Text Encoding Initiative</text:span>, Issue 3 (November 2012)
         <text:a xlink:type="simple" xlink:href="https://doi.org/10.4000/jtei.476">https://doi.org/10.4000/jtei.476</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